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Table_20_Contents">
      <style:text-properties style:font-name="Arial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ML 5 Semantic Elements</text:p>
      <text:p text:style-name="P1"/>
      <text:p text:style-name="P1">if we take too many div in a page, we'll have problems identifying them. We'll use defined name for different parts of page.</text:p>
      <text:p text:style-name="P1"/>
      <text:p text:style-name="P4">HTML Canvas</text:p>
      <text:p text:style-name="P1">To use graphics in HTML</text:p>
      <text:p text:style-name="P1">&lt;canvas&gt;</text:p>
      <text:p text:style-name="P1"/>
      <text:p text:style-name="P1">Or we can use SVG, which can be zoomed</text:p>
      <text:p text:style-name="P1"/>
      <text:p text:style-name="P3">HTML Video</text:p>
      <text:p text:style-name="P1">To include video in page.</text:p>
      <text:p text:style-name="P1">&lt;video&gt;</text:p>
      <text:p text:style-name="P1"/>
      <text:p text:style-name="P2">JavaScript</text:p>
      <text:p text:style-name="P1">JavaScript is not programming language, it's scripting language. We can write it in any part of page. We'll start it with script and end it with script.</text:p>
      <text:p text:style-name="P1"/>
      <text:p text:style-name="P1">Function</text:p>
      <text:p text:style-name="P1">It is of two types: Built in and User defined.</text:p>
      <text:p text:style-name="P1"/>
      <text:p text:style-name="P1">Code:</text:p>
      <text:p text:style-name="P1">function myFunction()</text:p>
      <text:p text:style-name="P1"><text:tab/><text:tab/>{statement1;</text:p>
      <text:p text:style-name="P1"><text:tab/><text:tab/>statement2;}</text:p>
      <text:p text:style-name="P1"/>
      <text:p text:style-name="P1">The function tells to push a button. Clicking it is an event.</text:p>
      <text:p text:style-name="P1"/>
      <text:p text:style-name="P1">Variable is declared with v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a</meta:initial-creator>
    <meta:creation-date>2017-02-08T17:43:33.59</meta:creation-date>
    <dc:date>2017-02-08T19:11:50.09</dc:date>
    <dc:creator>sa sa</dc:creator>
    <meta:editing-duration>PT1H28M1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9" meta:word-count="113" meta:character-count="630"/>
  </office:meta>
</office:document-meta>
</file>